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919cm"/>
    </style:style>
    <style:style style:name="Tabela1.B" style:family="table-column">
      <style:table-column-properties style:column-width="12.08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963cm" table:align="left"/>
    </style:style>
    <style:style style:name="Tabela2.A" style:family="table-column">
      <style:table-column-properties style:column-width="3.572cm"/>
    </style:style>
    <style:style style:name="Tabela2.B" style:family="table-column">
      <style:table-column-properties style:column-width="9.39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🐍 Aula 10 — While: Laços de Repetição (Parte 2)</text:h>
      <text:h text:style-name="Heading_20_2" text:outline-level="2">📘 Tabela de Conteúdos</text:h>
      <text:list text:style-name="L1">
        <text:list-item>
          <text:p text:style-name="P1"><text:a xlink:type="simple" xlink:href="#objetivos-da-aula" text:style-name="Internet_20_link" text:visited-style-name="Visited_20_Internet_20_Link">Objetivos da Aula</text:a></text:p>
        </text:list-item>
        <text:list-item>
          <text:p text:style-name="P1"><text:a xlink:type="simple" xlink:href="#revis%C3%A3o-r%C3%A1pida-o-que-%C3%A9-o-while" text:style-name="Internet_20_link" text:visited-style-name="Visited_20_Internet_20_Link">Revisão Rápida: O que é o <text:span text:style-name="Source_20_Text">while</text:span></text:a></text:p>
        </text:list-item>
        <text:list-item>
          <text:p text:style-name="P1"><text:a xlink:type="simple" xlink:href="#estrutura-geral-e-l%C3%B3gica-do-la%C3%A7o" text:style-name="Internet_20_link" text:visited-style-name="Visited_20_Internet_20_Link">Estrutura Geral e Lógica do Laço</text:a></text:p>
        </text:list-item>
        <text:list-item>
          <text:p text:style-name="P1"><text:a xlink:type="simple" xlink:href="#exemplo-1-contagem-simples" text:style-name="Internet_20_link" text:visited-style-name="Visited_20_Internet_20_Link">Exemplo 1 — Contagem simples</text:a></text:p>
        </text:list-item>
        <text:list-item>
          <text:p text:style-name="P1"><text:a xlink:type="simple" xlink:href="#exemplo-2-condi%C3%A7%C3%A3o-de-parada-com-n%C3%BAmero" text:style-name="Internet_20_link" text:visited-style-name="Visited_20_Internet_20_Link">Exemplo 2 — Condição de parada com número</text:a></text:p>
        </text:list-item>
        <text:list-item>
          <text:p text:style-name="P1"><text:a xlink:type="simple" xlink:href="#exemplo-3-controle-com-resposta-do-usu%C3%A1rio" text:style-name="Internet_20_link" text:visited-style-name="Visited_20_Internet_20_Link">Exemplo 3 — Controle com resposta do usuário</text:a></text:p>
        </text:list-item>
        <text:list-item>
          <text:p text:style-name="P1"><text:a xlink:type="simple" xlink:href="#exemplo-4-contagem-de-pares-e-%C3%ADmpares" text:style-name="Internet_20_link" text:visited-style-name="Visited_20_Internet_20_Link">Exemplo 4 — Contagem de pares e ímpares</text:a></text:p>
        </text:list-item>
        <text:list-item>
          <text:p text:style-name="P1"><text:a xlink:type="simple" xlink:href="#conceitos-importantes-break-continue-e-la%C3%A7o-infinito" text:style-name="Internet_20_link" text:visited-style-name="Visited_20_Internet_20_Link">Conceitos Importantes: <text:span text:style-name="Source_20_Text">break</text:span>, <text:span text:style-name="Source_20_Text">continue</text:span> e laço infinito</text:a></text:p>
        </text:list-item>
        <text:list-item>
          <text:p text:style-name="P1"><text:a xlink:type="simple" xlink:href="#boas-pr%C3%A1ticas" text:style-name="Internet_20_link" text:visited-style-name="Visited_20_Internet_20_Link">Boas práticas</text:a></text:p>
        </text:list-item>
      </text:list>
      <text:p text:style-name="Text_20_body"><text:a xlink:type="simple" xlink:href="#recursos-recomendados" text:style-name="Internet_20_link" text:visited-style-name="Visited_20_Internet_20_Link"/></text:p>
      <text:p text:style-name="Horizontal_20_Line"/>
      <text:h text:style-name="Heading_20_2" text:outline-level="2">🎯 Objetivos da Aula</text:h>
      <text:list text:style-name="L2">
        <text:list-item>
          <text:p text:style-name="P2">Entender o funcionamento do <text:span text:style-name="Strong_20_Emphasis">laço </text:span><text:span text:style-name="Strong_20_Emphasis"><text:span text:style-name="Source_20_Text">while</text:span></text:span> e seu uso em repetições com condição lógica.</text:p>
        </text:list-item>
        <text:list-item>
          <text:p text:style-name="P2">Aplicar o <text:span text:style-name="Source_20_Text">while</text:span> em situações com <text:span text:style-name="Strong_20_Emphasis">condição de parada controlada</text:span>.</text:p>
        </text:list-item>
        <text:list-item>
          <text:p text:style-name="P2">Utilizar contadores, acumuladores e lógica condicional dentro do laço.</text:p>
        </text:list-item>
        <text:list-item>
          <text:p text:style-name="P2">Introduzir conceitos de <text:span text:style-name="Strong_20_Emphasis">interrupção (</text:span><text:span text:style-name="Strong_20_Emphasis"><text:span text:style-name="Source_20_Text">break</text:span></text:span><text:span text:style-name="Strong_20_Emphasis">)</text:span> e <text:span text:style-name="Strong_20_Emphasis">continuação (</text:span><text:span text:style-name="Strong_20_Emphasis"><text:span text:style-name="Source_20_Text">continue</text:span></text:span><text:span text:style-name="Strong_20_Emphasis">)</text:span>.</text:p>
        </text:list-item>
      </text:list>
      <text:p text:style-name="Horizontal_20_Line"/>
      <text:h text:style-name="Heading_20_2" text:outline-level="2">🔁 Revisão Rápida: O que é o <text:span text:style-name="Source_20_Text">while</text:span></text:h>
      <text:p text:style-name="Text_20_body">O <text:span text:style-name="Strong_20_Emphasis">laço </text:span><text:span text:style-name="Strong_20_Emphasis"><text:span text:style-name="Source_20_Text">while</text:span></text:span> executa um bloco de código <text:span text:style-name="Strong_20_Emphasis">enquanto</text:span> uma condição for <text:span text:style-name="Strong_20_Emphasis">verdadeira</text:span>.<text:line-break/>Quando a condição se torna <text:span text:style-name="Strong_20_Emphasis">falsa</text:span>, o programa sai do laço e continua a execução normal.</text:p>
      <text:p text:style-name="Text_20_body">📖 Em português:</text:p>
      <text:p text:style-name="P3"><text:span text:style-name="Source_20_Text">enquanto (condição for verdadeira):</text:span></text:p>
      <text:p text:style-name="P4"><text:span text:style-name="Source_20_Text"><text:s text:c="4"/>faça algo</text:span></text:p>
      <text:p text:style-name="Text_20_body">🐍 Em Python:</text:p>
      <text:p text:style-name="P3"><text:span text:style-name="Source_20_Text">while condição:</text:span></text:p>
      <text:p text:style-name="P4"><text:span text:style-name="Source_20_Text"><text:s text:c="4"/># bloco de código</text:span></text:p>
      <text:p text:style-name="Horizontal_20_Line"/>
      <text:h text:style-name="Heading_20_2" text:outline-level="2"><text:soft-page-break/>⚙️ Estrutura Geral e Lógica do Laço</text:h>
      <text:p text:style-name="P3"><text:span text:style-name="Source_20_Text">while condição:</text:span></text:p>
      <text:p text:style-name="P5"><text:span text:style-name="Source_20_Text"><text:s text:c="4"/>instrução_1</text:span></text:p>
      <text:p text:style-name="P5"><text:span text:style-name="Source_20_Text"><text:s text:c="4"/>instrução_2</text:span></text:p>
      <text:p text:style-name="P4"><text:span text:style-name="Source_20_Text"># quando a condição for falsa, o laço termina</text:span></text:p>
      <text:p text:style-name="Text_20_body">⚠️ <text:span text:style-name="Strong_20_Emphasis">Atenção:</text:span><text:line-break/>Se a condição <text:span text:style-name="Strong_20_Emphasis">nunca mudar para falsa</text:span>, o laço se tornará <text:span text:style-name="Strong_20_Emphasis">infinito</text:span>, e o programa nunca terminará.</text:p>
      <text:p text:style-name="Horizontal_20_Line"/>
      <text:h text:style-name="Heading_20_2" text:outline-level="2">🧮 Exemplo 1 — Contagem simples</text:h>
      <text:p text:style-name="P3"><text:span text:style-name="Source_20_Text">c = 1</text:span></text:p>
      <text:p text:style-name="P5"><text:span text:style-name="Source_20_Text">while c &lt; 10:</text:span></text:p>
      <text:p text:style-name="P5"><text:span text:style-name="Source_20_Text"><text:s text:c="4"/>print(c)</text:span></text:p>
      <text:p text:style-name="P5"><text:span text:style-name="Source_20_Text"><text:s text:c="4"/>c += 1</text:span></text:p>
      <text:p text:style-name="P4"><text:span text:style-name="Source_20_Text">print('Fim!')</text:span></text:p>
      <text:p text:style-name="Text_20_body">🧠 <text:span text:style-name="Strong_20_Emphasis">Explicação passo a passo:</text:span></text:p>
      <text:list text:style-name="L3">
        <text:list-item>
          <text:p text:style-name="P6">Enquanto <text:span text:style-name="Source_20_Text">c</text:span> for menor que 10, imprime o número.</text:p>
        </text:list-item>
        <text:list-item>
          <text:p text:style-name="P6">O comando <text:span text:style-name="Source_20_Text">c += 1</text:span> soma 1 ao contador.</text:p>
        </text:list-item>
        <text:list-item>
          <text:p text:style-name="P6">Quando <text:span text:style-name="Source_20_Text">c</text:span> chegar a 10, a condição <text:span text:style-name="Source_20_Text">c &lt; 10</text:span> fica falsa → o laço termina.</text:p>
        </text:list-item>
      </text:list>
      <text:p text:style-name="Text_20_body">🧩 <text:span text:style-name="Strong_20_Emphasis">Saída:</text:span></text:p>
      <text:p text:style-name="P3"><text:span text:style-name="Source_20_Text">1</text:span></text:p>
      <text:p text:style-name="P5"><text:span text:style-name="Source_20_Text">2</text:span></text:p>
      <text:p text:style-name="P5"><text:span text:style-name="Source_20_Text">3</text:span></text:p>
      <text:p text:style-name="P5"><text:span text:style-name="Source_20_Text">4</text:span></text:p>
      <text:p text:style-name="P5"><text:span text:style-name="Source_20_Text">5</text:span></text:p>
      <text:p text:style-name="P5"><text:span text:style-name="Source_20_Text">6</text:span></text:p>
      <text:p text:style-name="P5"><text:span text:style-name="Source_20_Text">7</text:span></text:p>
      <text:p text:style-name="P5"><text:span text:style-name="Source_20_Text">8</text:span></text:p>
      <text:p text:style-name="P5"><text:span text:style-name="Source_20_Text">9</text:span></text:p>
      <text:p text:style-name="P4"><text:span text:style-name="Source_20_Text">Fim!</text:span></text:p>
      <text:p text:style-name="Horizontal_20_Line"/>
      <text:h text:style-name="Heading_20_2" text:outline-level="2">🔢 Exemplo 2 — Condição de parada com número</text:h>
      <text:p text:style-name="P3"><text:span text:style-name="Source_20_Text">n = 1</text:span></text:p>
      <text:p text:style-name="P5"><text:span text:style-name="Source_20_Text">while n != 0:</text:span></text:p>
      <text:p text:style-name="P5"><text:span text:style-name="Source_20_Text"><text:s text:c="4"/>n = int(input('Digite um número (0 para sair): '))</text:span></text:p>
      <text:p text:style-name="P4"><text:span text:style-name="Source_20_Text">print('Fim!')</text:span></text:p>
      <text:p text:style-name="Text_20_body">🧠 <text:span text:style-name="Strong_20_Emphasis">Explicação:</text:span></text:p>
      <text:list text:style-name="L4">
        <text:list-item>
          <text:p text:style-name="P7">O laço roda <text:span text:style-name="Strong_20_Emphasis">enquanto o número for diferente de 0</text:span>.</text:p>
        </text:list-item>
        <text:list-item>
          <text:p text:style-name="P7">Assim que o usuário digita 0, o <text:span text:style-name="Source_20_Text">while</text:span> termina.</text:p>
        </text:list-item>
      </text:list>
      <text:p text:style-name="Horizontal_20_Line"/>
      <text:h text:style-name="Heading_20_2" text:outline-level="2"><text:soft-page-break/>🙋‍♀️ Exemplo 3 — Controle com resposta do usuário</text:h>
      <text:p text:style-name="P3"><text:span text:style-name="Source_20_Text">resposta = 'S'</text:span></text:p>
      <text:p text:style-name="P5"><text:span text:style-name="Source_20_Text">while resposta == 'S':</text:span></text:p>
      <text:p text:style-name="P5"><text:span text:style-name="Source_20_Text"><text:s text:c="4"/>numero = int(input('Digite um número: '))</text:span></text:p>
      <text:p text:style-name="P5"><text:span text:style-name="Source_20_Text"><text:s text:c="4"/>resposta = input('Quer continuar? [S/N]: ').strip().upper()[0]</text:span></text:p>
      <text:p text:style-name="P4"><text:span text:style-name="Source_20_Text">print('Fim!')</text:span></text:p>
      <text:p text:style-name="Text_20_body">💡 <text:span text:style-name="Strong_20_Emphasis">O que está acontecendo aqui:</text:span></text:p>
      <text:list text:style-name="L5">
        <text:list-item>
          <text:p text:style-name="P8">O laço continua <text:span text:style-name="Strong_20_Emphasis">enquanto o usuário responder “S”</text:span>.</text:p>
        </text:list-item>
        <text:list-item>
          <text:p text:style-name="P8"><text:span text:style-name="Source_20_Text">.strip()</text:span> → remove espaços.</text:p>
        </text:list-item>
        <text:list-item>
          <text:p text:style-name="P8"><text:span text:style-name="Source_20_Text">.upper()</text:span> → transforma em maiúscula.</text:p>
        </text:list-item>
        <text:list-item>
          <text:p text:style-name="P8"><text:span text:style-name="Source_20_Text">[0]</text:span> → pega apenas a primeira letra digitada.</text:p>
        </text:list-item>
      </text:list>
      <text:p text:style-name="Horizontal_20_Line"/>
      <text:h text:style-name="Heading_20_2" text:outline-level="2">⚖️ Exemplo 4 — Contagem de pares e ímpares</text:h>
      <text:p text:style-name="P3"><text:span text:style-name="Source_20_Text">numero = 1</text:span></text:p>
      <text:p text:style-name="P5"><text:span text:style-name="Source_20_Text">pares = 0</text:span></text:p>
      <text:p text:style-name="P5"><text:span text:style-name="Source_20_Text">impares = 0</text:span></text:p>
      <text:p text:style-name="P5"/>
      <text:p text:style-name="P5"><text:span text:style-name="Source_20_Text">while numero != 0:</text:span></text:p>
      <text:p text:style-name="P5"><text:span text:style-name="Source_20_Text"><text:s text:c="4"/>numero = int(input('Digite um número (0 para sair): '))</text:span></text:p>
      <text:p text:style-name="P5"><text:span text:style-name="Source_20_Text"><text:s text:c="4"/>if numero != 0: <text:s/># evita contar o 0</text:span></text:p>
      <text:p text:style-name="P5"><text:span text:style-name="Source_20_Text"><text:s text:c="8"/>if numero % 2 == 0:</text:span></text:p>
      <text:p text:style-name="P5"><text:span text:style-name="Source_20_Text"><text:s text:c="12"/>pares += 1</text:span></text:p>
      <text:p text:style-name="P5"><text:span text:style-name="Source_20_Text"><text:s text:c="8"/>else:</text:span></text:p>
      <text:p text:style-name="P5"><text:span text:style-name="Source_20_Text"><text:s text:c="12"/>impares += 1</text:span></text:p>
      <text:p text:style-name="P5"/>
      <text:p text:style-name="P4"><text:span text:style-name="Source_20_Text">print(f'Você digitou {pares} números pares e {impares} números ímpares.')</text:span></text:p>
      <text:p text:style-name="Text_20_body">🧠 <text:span text:style-name="Strong_20_Emphasis">Explicação:</text:span></text:p>
      <text:list text:style-name="L6">
        <text:list-item>
          <text:p text:style-name="P9">O laço roda até o número ser igual a 0.</text:p>
        </text:list-item>
        <text:list-item>
          <text:p text:style-name="P9">O operador <text:span text:style-name="Source_20_Text">%</text:span> (módulo) verifica o <text:span text:style-name="Strong_20_Emphasis">resto da divisão</text:span> — se for 0, o número é par.</text:p>
        </text:list-item>
      </text:list>
      <text:p text:style-name="Horizontal_20_Line"/>
      <text:h text:style-name="Heading_20_2" text:outline-level="2">🧩 Conceitos Importantes: <text:span text:style-name="Source_20_Text">break</text:span>, <text:span text:style-name="Source_20_Text">continue</text:span> e laço infinito</text:h>
      <text:h text:style-name="Heading_20_3" text:outline-level="3">🛑 <text:span text:style-name="Source_20_Text">break</text:span></text:h>
      <text:p text:style-name="Text_20_body">Interrompe o laço imediatamente, mesmo que a condição ainda seja verdadeira.</text:p>
      <text:p text:style-name="P3"><text:span text:style-name="Source_20_Text">while True:</text:span></text:p>
      <text:p text:style-name="P5"><text:span text:style-name="Source_20_Text"><text:s text:c="4"/>nome = input('Digite seu nome (ou "sair" para encerrar): ')</text:span></text:p>
      <text:p text:style-name="P5"><text:span text:style-name="Source_20_Text"><text:s text:c="4"/>if nome.lower() == 'sair':</text:span></text:p>
      <text:p text:style-name="P5"><text:span text:style-name="Source_20_Text"><text:s text:c="8"/>break</text:span></text:p>
      <text:p text:style-name="P4"><text:span text:style-name="Source_20_Text"><text:s text:c="4"/>print(f'Olá, {nome}!')</text:span></text:p>
      <text:h text:style-name="Heading_20_3" text:outline-level="3"><text:soft-page-break/>⏭️ <text:span text:style-name="Source_20_Text">continue</text:span></text:h>
      <text:p text:style-name="Text_20_body">Pula o restante do bloco e volta ao início do laço.</text:p>
      <text:p text:style-name="P3"><text:span text:style-name="Source_20_Text">contador = 0</text:span></text:p>
      <text:p text:style-name="P5"><text:span text:style-name="Source_20_Text">while contador &lt; 10:</text:span></text:p>
      <text:p text:style-name="P5"><text:span text:style-name="Source_20_Text"><text:s text:c="4"/>contador += 1</text:span></text:p>
      <text:p text:style-name="P5"><text:span text:style-name="Source_20_Text"><text:s text:c="4"/>if contador == 5:</text:span></text:p>
      <text:p text:style-name="P5"><text:span text:style-name="Source_20_Text"><text:s text:c="8"/>continue <text:s/># pula o 5</text:span></text:p>
      <text:p text:style-name="P4"><text:span text:style-name="Source_20_Text"><text:s text:c="4"/>print(contador)</text:span></text:p>
      <text:h text:style-name="Heading_20_3" text:outline-level="3">⚠️ Evitando laço infinito</text:h>
      <text:p text:style-name="Text_20_body">Certifique-se de que <text:span text:style-name="Strong_20_Emphasis">a condição muda dentro do laço</text:span>, senão o programa nunca terminará.</text:p>
      <text:p text:style-name="Horizontal_20_Line"/>
      <text:h text:style-name="Heading_20_2" text:outline-level="2">💡 Boas prática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Dica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1" office:value-type="string">
            <text:p text:style-name="Table_20_Contents">✅ Controle bem a condição</text:p>
          </table:table-cell>
          <table:table-cell table:style-name="Tabela1.A1" office:value-type="string">
            <text:p text:style-name="Table_20_Contents">Sempre garanta que algo dentro do laço possa torná-la falsa.</text:p>
          </table:table-cell>
        </table:table-row>
        <table:table-row>
          <table:table-cell table:style-name="Tabela1.A1" office:value-type="string">
            <text:p text:style-name="Table_20_Contents">🧹 Use contadores claros</text:p>
          </table:table-cell>
          <table:table-cell table:style-name="Tabela1.A1" office:value-type="string">
            <text:p text:style-name="Table_20_Contents">Nomes de variáveis como <text:span text:style-name="Source_20_Text">contador</text:span>, <text:span text:style-name="Source_20_Text">total</text:span>, <text:span text:style-name="Source_20_Text">soma</text:span> ajudam a legibilidade.</text:p>
          </table:table-cell>
        </table:table-row>
        <table:table-row>
          <table:table-cell table:style-name="Tabela1.A1" office:value-type="string">
            <text:p text:style-name="Table_20_Contents">🧠 Use <text:span text:style-name="Source_20_Text">break</text:span> com cuidado</text:p>
          </table:table-cell>
          <table:table-cell table:style-name="Tabela1.A1" office:value-type="string">
            <text:p text:style-name="Table_20_Contents">Ele deve ser usado quando realmente necessário.</text:p>
          </table:table-cell>
        </table:table-row>
        <table:table-row>
          <table:table-cell table:style-name="Tabela1.A1" office:value-type="string">
            <text:p text:style-name="Table_20_Contents">🔤 Normalize entradas</text:p>
          </table:table-cell>
          <table:table-cell table:style-name="Tabela1.A1" office:value-type="string">
            <text:p text:style-name="Table_20_Contents"><text:span text:style-name="Source_20_Text">.strip()</text:span>, <text:span text:style-name="Source_20_Text">.lower()</text:span> e <text:span text:style-name="Source_20_Text">.upper()</text:span> ajudam a evitar erros.</text:p>
          </table:table-cell>
        </table:table-row>
        <table:table-row>
          <table:table-cell table:style-name="Tabela1.A1" office:value-type="string">
            <text:p text:style-name="Table_20_Contents">📏 Siga a PEP 8</text:p>
          </table:table-cell>
          <table:table-cell table:style-name="Tabela1.A1" office:value-type="string">
            <text:p text:style-name="Table_20_Contents">Utilize 4 espaços por indentação e nomes descritivos.</text:p>
          </table:table-cell>
        </table:table-row>
      </table:table>
      <text:p text:style-name="Horizontal_20_Line"/>
      <text:h text:style-name="Heading_20_2" text:outline-level="2">🧮 Exercícios Práticos</text:h>
      <text:list text:style-name="L7">
        <text:list-item>
          <text:p text:style-name="P10"><text:span text:style-name="Strong_20_Emphasis">Contagem Regressiva:</text:span><text:line-break/>Faça um programa que conte de 10 até 0 e exiba “Fogo!” no final.</text:p>
        </text:list-item>
        <text:list-item>
          <text:p text:style-name="P10"><text:span text:style-name="Strong_20_Emphasis">Soma até zero:</text:span><text:line-break/>Peça números até o usuário digitar 0 e mostre a soma total.</text:p>
        </text:list-item>
        <text:list-item>
          <text:p text:style-name="P10"><text:span text:style-name="Strong_20_Emphasis">Maior e menor número:</text:span><text:line-break/>Solicite números até o usuário decidir parar. Mostre qual foi o maior e o menor digitado.</text:p>
        </text:list-item>
        <text:list-item>
          <text:p text:style-name="P10"><text:span text:style-name="Strong_20_Emphasis">Média de notas:</text:span><text:line-break/>Leia várias notas até o usuário digitar “sair”. Mostre a média final.</text:p>
        </text:list-item>
      </text:list>
      <text:p text:style-name="Horizontal_20_Line"/>
      <text:h text:style-name="Heading_20_2" text:outline-level="2">🚀 Desafio de Projeto</text:h>
      <text:p text:style-name="Text_20_body">🎯 <text:span text:style-name="Strong_20_Emphasis">Jogo: Adivinhe o número secreto</text:span></text:p>
      <text:p text:style-name="P3"><text:span text:style-name="Source_20_Text">import random</text:span></text:p>
      <text:p text:style-name="P5"/>
      <text:p text:style-name="P5"><text:span text:style-name="Source_20_Text">numero_secreto = random.randint(1, 10)</text:span></text:p>
      <text:p text:style-name="P5"><text:span text:style-name="Source_20_Text">palpite = 0</text:span></text:p>
      <text:p text:style-name="P5"><text:soft-page-break/><text:span text:style-name="Source_20_Text">tentativas = 0</text:span></text:p>
      <text:p text:style-name="P5"/>
      <text:p text:style-name="P5"><text:span text:style-name="Source_20_Text">while palpite != numero_secreto:</text:span></text:p>
      <text:p text:style-name="P5"><text:span text:style-name="Source_20_Text"><text:s text:c="4"/>palpite = int(input('Adivinhe o número (1 a 10): '))</text:span></text:p>
      <text:p text:style-name="P5"><text:span text:style-name="Source_20_Text"><text:s text:c="4"/>tentativas += 1</text:span></text:p>
      <text:p text:style-name="P5"/>
      <text:p text:style-name="P5"><text:span text:style-name="Source_20_Text"><text:s text:c="4"/>if palpite &lt; numero_secreto:</text:span></text:p>
      <text:p text:style-name="P5"><text:span text:style-name="Source_20_Text"><text:s text:c="8"/>print('Mais... tente um número maior!')</text:span></text:p>
      <text:p text:style-name="P5"><text:span text:style-name="Source_20_Text"><text:s text:c="4"/>elif palpite &gt; numero_secreto:</text:span></text:p>
      <text:p text:style-name="P5"><text:span text:style-name="Source_20_Text"><text:s text:c="8"/>print('Menos... tente um número menor!')</text:span></text:p>
      <text:p text:style-name="P5"/>
      <text:p text:style-name="P4"><text:span text:style-name="Source_20_Text">print(f'Parabéns! Você acertou em {tentativas} tentativas.')</text:span></text:p>
      <text:p text:style-name="Horizontal_20_Line"/>
      <text:h text:style-name="Heading_20_2" text:outline-level="2">🧾 Resumo da Aula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onceito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while</text:span></text:p>
          </table:table-cell>
          <table:table-cell table:style-name="Tabela2.A1" office:value-type="string">
            <text:p text:style-name="Table_20_Contents">Executa um bloco enquanto a condição for verdadeir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break</text:span></text:p>
          </table:table-cell>
          <table:table-cell table:style-name="Tabela2.A1" office:value-type="string">
            <text:p text:style-name="Table_20_Contents">Interrompe o laço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ntinue</text:span></text:p>
          </table:table-cell>
          <table:table-cell table:style-name="Tabela2.A1" office:value-type="string">
            <text:p text:style-name="Table_20_Contents">Pula para a próxima iteração</text:p>
          </table:table-cell>
        </table:table-row>
        <table:table-row>
          <table:table-cell table:style-name="Tabela2.A1" office:value-type="string">
            <text:p text:style-name="Table_20_Contents">Condição de parada</text:p>
          </table:table-cell>
          <table:table-cell table:style-name="Tabela2.A1" office:value-type="string">
            <text:p text:style-name="Table_20_Contents">Define quando o laço termina</text:p>
          </table:table-cell>
        </table:table-row>
        <table:table-row>
          <table:table-cell table:style-name="Tabela2.A1" office:value-type="string">
            <text:p text:style-name="Table_20_Contents">Aplicação prática</text:p>
          </table:table-cell>
          <table:table-cell table:style-name="Tabela2.A1" office:value-type="string">
            <text:p text:style-name="Table_20_Contents">Controle de fluxo, jogos, loops de entr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8:47:46.419814200</meta:creation-date>
    <dc:date>2025-10-08T18:50:27.205228200</dc:date>
    <meta:editing-duration>PT2M41S</meta:editing-duration>
    <meta:editing-cycles>1</meta:editing-cycles>
    <meta:document-statistic meta:table-count="2" meta:image-count="0" meta:object-count="0" meta:page-count="5" meta:paragraph-count="148" meta:word-count="826" meta:character-count="4700" meta:non-whitespace-character-count="3882"/>
    <meta:generator>LibreOffice/25.8.1.1$Windows_X86_64 LibreOffice_project/54047653041915e595ad4e45cccea684809c77b5</meta:generator>
  </office:meta>
</office:document-meta>
</file>